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S PGothic1" svg:font-family="'MS PGothic'" style:font-family-generic="system" style:font-pitch="variable"/>
    <style:font-face style:name="Tahoma" svg:font-family="Tahoma" style:font-family-generic="system" style:font-pitch="variable"/>
  </office:font-face-decls>
  <office:automatic-styles>
    <style:style style:name="Taula1" style:family="table">
      <style:table-properties style:width="16.999cm" table:align="margins" style:writing-mode="lr-tb"/>
    </style:style>
    <style:style style:name="Taula1.A" style:family="table-column">
      <style:table-column-properties style:column-width="16.999cm" style:rel-column-width="65535*"/>
    </style:style>
    <style:style style:name="Taula1.A1" style:family="table-cell">
      <style:table-cell-properties fo:background-color="#b3b3b3" fo:padding="0.097cm" fo:border="0.05pt solid #000000">
        <style:background-image/>
      </style:table-cell-properties>
    </style:style>
    <style:style style:name="Taula2" style:family="table">
      <style:table-properties style:width="16.999cm" table:align="margins" style:writing-mode="lr-tb"/>
    </style:style>
    <style:style style:name="Taula2.A" style:family="table-column">
      <style:table-column-properties style:column-width="16.999cm" style:rel-column-width="65535*"/>
    </style:style>
    <style:style style:name="Taula2.A1" style:family="table-cell">
      <style:table-cell-properties fo:background-color="#b3b3b3" fo:padding="0.097cm" fo:border="0.05pt solid #000000">
        <style:background-image/>
      </style:table-cell-properties>
    </style:style>
    <style:style style:name="Taula5" style:family="table">
      <style:table-properties style:width="16.805cm" table:align="margins"/>
    </style:style>
    <style:style style:name="Taula5.A" style:family="table-column">
      <style:table-column-properties style:column-width="6.211cm" style:rel-column-width="24220*"/>
    </style:style>
    <style:style style:name="Taula5.B" style:family="table-column">
      <style:table-column-properties style:column-width="10.594cm" style:rel-column-width="41315*"/>
    </style:style>
    <style:style style:name="Taula5.A1" style:family="table-cell">
      <style:table-cell-properties fo:padding="0.097cm" fo:border-left="0.05pt solid #000000" fo:border-right="none" fo:border-top="0.05pt solid #000000" fo:border-bottom="0.05pt solid #000000"/>
    </style:style>
    <style:style style:name="Taula5.B1" style:family="table-cell">
      <style:table-cell-properties fo:padding="0.097cm" fo:border="0.05pt solid #000000"/>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0.05pt solid #000000" fo:border-top="none" fo:border-bottom="0.05pt solid #000000"/>
    </style:style>
    <style:style style:name="Taula6" style:family="table">
      <style:table-properties style:width="16.805cm" table:align="margins"/>
    </style:style>
    <style:style style:name="Taula6.A" style:family="table-column">
      <style:table-column-properties style:column-width="6.225cm" style:rel-column-width="24275*"/>
    </style:style>
    <style:style style:name="Taula6.B" style:family="table-column">
      <style:table-column-properties style:column-width="10.58cm" style:rel-column-width="41260*"/>
    </style:style>
    <style:style style:name="Taula6.A1" style:family="table-cell">
      <style:table-cell-properties fo:padding="0.097cm" fo:border-left="0.05pt solid #000000" fo:border-right="none" fo:border-top="0.05pt solid #000000" fo:border-bottom="0.05pt solid #000000"/>
    </style:style>
    <style:style style:name="Taula6.B1" style:family="table-cell">
      <style:table-cell-properties fo:padding="0.097cm" fo:border="0.05pt solid #000000"/>
    </style:style>
    <style:style style:name="Taula6.A2" style:family="table-cell">
      <style:table-cell-properties fo:padding="0.097cm" fo:border-left="0.05pt solid #000000" fo:border-right="none" fo:border-top="none" fo:border-bottom="0.05pt solid #000000"/>
    </style:style>
    <style:style style:name="Taula6.B2" style:family="table-cell">
      <style:table-cell-properties fo:padding="0.097cm" fo:border-left="0.05pt solid #000000" fo:border-right="0.05pt solid #000000" fo:border-top="none" fo:border-bottom="0.05pt solid #000000"/>
    </style:style>
    <style:style style:name="Taula3" style:family="table">
      <style:table-properties style:width="16.999cm" table:align="margins" style:writing-mode="lr-tb"/>
    </style:style>
    <style:style style:name="Taula3.A" style:family="table-column">
      <style:table-column-properties style:column-width="16.999cm" style:rel-column-width="65535*"/>
    </style:style>
    <style:style style:name="Taula3.A1" style:family="table-cell">
      <style:table-cell-properties fo:background-color="#b3b3b3" fo:padding="0.097cm" fo:border="0.05pt solid #000000">
        <style:background-image/>
      </style:table-cell-properties>
    </style:style>
    <style:style style:name="P1" style:family="paragraph" style:parent-style-name="Standard">
      <style:paragraph-properties fo:text-align="start" style:justify-single-word="false">
        <style:tab-stops>
          <style:tab-stop style:position="0.25cm"/>
          <style:tab-stop style:position="0.751cm"/>
          <style:tab-stop style:position="0.953cm"/>
          <style:tab-stop style:position="1.752cm"/>
        </style:tab-stops>
      </style:paragraph-properties>
      <style:text-properties fo:color="#000000" style:font-name="Arial1" fo:font-style="normal" fo:font-weight="normal" style:font-style-asian="normal" style:font-weight-asian="normal" style:font-style-complex="normal" style:font-weight-complex="normal"/>
    </style:style>
    <style:style style:name="P2" style:family="paragraph" style:parent-style-name="Standard">
      <style:text-properties fo:color="#000000" style:font-name="Arial1" fo:font-size="12pt" fo:language="ca" fo:country="ES" fo:font-style="normal" style:font-size-asian="12pt" style:font-style-asian="normal" style:font-size-complex="12pt" style:font-style-complex="normal"/>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text-properties fo:color="#000000" style:font-name="Arial1" fo:font-size="12pt" fo:language="ca" fo:country="ES" fo:font-style="normal" style:font-size-asian="12pt" style:font-style-asian="normal" style:font-size-complex="12pt" style:font-style-complex="normal"/>
    </style:style>
    <style:style style:name="P5" style:family="paragraph" style:parent-style-name="Table_20_Heading">
      <style:text-properties style:font-name="Arial1"/>
    </style:style>
    <style:style style:name="P6" style:family="paragraph" style:parent-style-name="Table_20_Contents">
      <style:paragraph-properties fo:text-align="start" style:justify-single-word="false"/>
      <style:text-properties style:font-name="Arial1"/>
    </style:style>
    <style:style style:name="P7" style:family="paragraph" style:parent-style-name="Text_20_body" style:list-style-name="L9">
      <style:text-properties fo:color="#000000" style:font-name="Arial1" fo:font-size="12pt" fo:language="ca" fo:country="ES" fo:font-style="normal" style:font-size-asian="12pt" style:font-style-asian="normal" style:font-size-complex="12pt" style:font-style-complex="normal"/>
    </style:style>
    <style:style style:name="P8" style:family="paragraph" style:parent-style-name="Text_20_body" style:list-style-name="L12">
      <style:text-properties fo:color="#000000" style:font-name="Arial1" fo:font-size="12pt" fo:language="ca" fo:country="ES" fo:font-style="normal" style:font-size-asian="12pt" style:font-style-asian="normal" style:font-size-complex="12pt" style:font-style-complex="normal"/>
    </style:style>
    <style:style style:name="P9" style:family="paragraph" style:parent-style-name="Text_20_body" style:list-style-name="L15">
      <style:text-properties fo:color="#000000" style:font-name="Arial1" fo:font-size="12pt" fo:language="ca" fo:country="ES" fo:font-style="normal" style:font-size-asian="12pt" style:font-style-asian="normal" style:font-size-complex="12pt" style:font-style-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text-properties officeooo:paragraph-rsid="0009aab6"/>
    </style:style>
    <style:style style:name="P18" style:family="paragraph" style:parent-style-name="Standard" style:list-style-name="L8">
      <style:paragraph-properties fo:text-align="start" style:justify-single-word="false">
        <style:tab-stops>
          <style:tab-stop style:position="0.25cm"/>
          <style:tab-stop style:position="0.751cm"/>
          <style:tab-stop style:position="0.953cm"/>
          <style:tab-stop style:position="1.752cm"/>
        </style:tab-stops>
      </style:paragraph-properties>
      <style:text-properties fo:color="#000000" style:font-name="Arial1" fo:font-style="normal" fo:font-weight="normal" style:font-style-asian="normal" style:font-weight-asian="normal" style:font-style-complex="normal" style:font-weight-complex="normal"/>
    </style:style>
    <style:style style:name="P19" style:family="paragraph" style:parent-style-name="Standard" style:list-style-name="L8">
      <style:paragraph-properties fo:text-align="start" style:justify-single-word="false">
        <style:tab-stops>
          <style:tab-stop style:position="0.25cm"/>
          <style:tab-stop style:position="0.751cm"/>
          <style:tab-stop style:position="0.953cm"/>
          <style:tab-stop style:position="1.752cm"/>
        </style:tab-stops>
      </style:paragraph-properties>
      <style:text-properties fo:color="#000000" style:font-name="Arial1" fo:font-size="12pt" fo:language="ca" fo:country="E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0"/>
    <style:style style:name="P21" style:family="paragraph" style:parent-style-name="Standard" style:list-style-name="L11"/>
    <style:style style:name="P22" style:family="paragraph" style:parent-style-name="Standard" style:list-style-name="L13"/>
    <style:style style:name="P23" style:family="paragraph" style:parent-style-name="Standard" style:list-style-name="L14"/>
    <style:style style:name="P24" style:family="paragraph" style:parent-style-name="Heading_20_1" style:list-style-name=""/>
    <style:style style:name="P2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72e21" style:font-weight-asian="bold" style:font-weight-complex="bold"/>
    </style:style>
    <style:style style:name="T3" style:family="text">
      <style:text-properties fo:font-size="12pt" fo:language="ca" fo:country="ES" style:font-size-asian="12pt" style:font-size-complex="12pt"/>
    </style:style>
    <style:style style:name="T4" style:family="text">
      <style:text-properties style:text-underline-style="solid" style:text-underline-width="auto" style:text-underline-color="font-color"/>
    </style:style>
    <style:style style:name="T5" style:family="text">
      <style:text-properties officeooo:rsid="0003c77b"/>
    </style:style>
    <style:style style:name="T6" style:family="text">
      <style:text-properties officeooo:rsid="0003d061"/>
    </style:style>
    <style:style style:name="T7" style:family="text">
      <style:text-properties officeooo:rsid="00072e21"/>
    </style:style>
    <style:style style:name="T8" style:family="text">
      <style:text-properties officeooo:rsid="0009aa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ucli Formatiu 1: </text:p>
      <text:p text:style-name="P3">Introducció als Sistemes de Gestió Empresarial</text:p>
      <text:p text:style-name="Standard"/>
      <text:p text:style-name="Standard"/>
      <text:p text:style-name="Standard"/>
      <text:h text:style-name="P24" text:outline-level="1"/>
      <text:h text:style-name="P25" text:outline-level="1">1. Necessitat d'un Sistema de Gestió Empresarial</text:h>
      <text:p text:style-name="Standard"/>
      <text:p text:style-name="Standard">Per tal que una empresa pugui ser eficient en els seus processos productius, necessita ser conscient de tots els seus recursos empresarials i gestionar-los de forma eficaç. Totes les empreses però no son capaces d'abastar aquesta eficiència.</text:p>
      <text:p text:style-name="Standard"/>
      <text:p text:style-name="Standard">Exemple per ilustrar:</text:p>
      <text:p text:style-name="Standard"/>
      <text:p text:style-name="Standard">Imagineu una persona que té una petita empresa dedicada a la v<text:span text:style-name="T5">e</text:span>nda de calçat esportiu i sabates. No té contractat a cap empleat donat que no el considera necessari. Per tant tota la feina li cau a sobre <text:span text:style-name="T5">de</text:span> ell. Els objectius empresarials, el model de negoci i el mercat potencial es centraria en la venda de tot el seu stock de calçat als veins i , en menor mesura, als visitants que passen pel barri de forma esporàdica.</text:p>
      <text:p text:style-name="Standard"/>
      <text:p text:style-name="Standard">En aquest exemple, l'amo ha de vendre i facturar el calçat als clients en el seu horari de venda al públic. Al finalitzar aquest horari, ha de dedicar-se a actualitzar l'inventari d'existències en el magatzem, trucar als proveïdors i realitzar noves comandes. A més, una vegada al mes ha de posar ordre a totes les comptes per realitzar el càlcul dels impostos a pagar a l'Estat, pagar a proveïdors, llum, aigua, telèfon, etc.</text:p>
      <text:p text:style-name="Standard"/>
      <text:p text:style-name="Standard">Sembla clar que hi han moltes tasques que s'han de realitzar per mantenir en funcionament la empresa. No obstant, en ser una empresa petita, el propietari pot assumir-les de forma manual.</text:p>
      <text:p text:style-name="Standard"/>
      <text:p text:style-name="Standard">Qué passaria si el negoci li va bé i vol expandir el seu radi d'acció? </text:p>
      <text:p text:style-name="Standard"/>
      <text:p text:style-name="Standard">Senzillament l'amo no podra desdoblar-se en l'espai-temps i necessitarà contractar personal per atendre les noves ubicacions. Potser pugui assumir continuar portant els comptes però els inventaris es duplicaràn i començaria a perdre molt de temps en la gestió de la propia empresa.</text:p>
      <text:p text:style-name="Standard"/>
      <text:p text:style-name="Standard">En aquests casos en els quals la envergadura d'una empresa es tal que es necessiten tenir controlats tots els recursos empresarials, és necessari recorrer a algun sistema automatitzat de gestió i administració empresarial. Actualment aquests sistemes es diuen ERP (Enterprise Resource Planning), i s'especialitzen en manegar tot el conjunt de dades que son rellevants per la continuitat de la empresa.</text:p>
      <text:p text:style-name="Standard"/>
      <text:p text:style-name="Text_20_body"/>
      <text:p text:style-name="Text_20_body"/>
      <text:p text:style-name="Standard"/>
      <text:p text:style-name="Standard"/>
      <text:p text:style-name="Standard"/>
      <text:p text:style-name="Standard"/>
      <text:p text:style-name="Standard"/>
      <text:h text:style-name="P24" text:outline-level="1"/>
      <text:h text:style-name="P25" text:outline-level="1">2. Composició d'un ERP</text:h>
      <text:p text:style-name="Standard"/>
      <text:p text:style-name="Standard">Un ERP consta d'una multitud de mòduls que es poden interconnectar entre ells. D'aquesta manera una única eina ERP pot donar servei a empreses molt diferents canviant el conjunt de mòduls actius i les relacions entre ells.</text:p>
      <text:p text:style-name="Standard"/>
      <text:p text:style-name="Standard">Els mòduls, per tant, son la part central d'un ERP. Aquests mòduls permetran emmagatzemar, buscar, mostrar i representar cada procés intern de la empresa. Una eina ERP es pot composar pel següent conjunt bàsic de mòduls actius:</text:p>
      <text:p text:style-name="Standard"/>
      <text:list xml:id="list5625592003511208178" text:style-name="L1">
        <text:list-item>
          <text:p text:style-name="P10"><text:span text:style-name="T1">Finances</text:span>: és el mòdul base de l'ERP. Emmagatzemament de cada transacció i el seu impacte administratiu. Facilita les auditories.</text:p>
        </text:list-item>
        <text:list-item>
          <text:p text:style-name="P10"><text:span text:style-name="T1">Producció</text:span>: mòdul que s'encarrega dels moviments físics dels articles, planificació dels materials, etc.</text:p>
        </text:list-item>
        <text:list-item>
          <text:p text:style-name="P10"><text:span text:style-name="T1">Inventari i Logística</text:span>: Stock, magatzems, fluxos d'entrada i sortida, etc.</text:p>
        </text:list-item>
        <text:list-item>
          <text:p text:style-name="P10"><text:span text:style-name="T1">Vendes i Màrqueting</text:span>:Interfície d'interacció amb els clients, traçabilitat de les comandes, estratègies de vendes i rendibilitat, preus i promocions, etc.</text:p>
        </text:list-item>
        <text:list-item>
          <text:p text:style-name="P10"><text:span text:style-name="T1">Recursos Humans</text:span>:Gestió del personal, nòmines, aplicació de normatives legals, repartició de beneficis, productivitat, bonus i incentius.</text:p>
        </text:list-item>
      </text:list>
      <text:p text:style-name="Standard"><text:s/></text:p>
      <text:p text:style-name="Standard">Esta clar que no totes les empreses es poden definir completament amb els anteriors mòduls bàsics activats. Per això, els sistemes ERP es complementen amb altres mòduls com els següents:</text:p>
      <text:list xml:id="list2121452507840252126" text:style-name="L2">
        <text:list-item>
          <text:p text:style-name="P11">Previsió de vendes</text:p>
        </text:list-item>
        <text:list-item>
          <text:p text:style-name="P11">Manteniment</text:p>
        </text:list-item>
        <text:list-item>
          <text:p text:style-name="P11">Gestió de canvis del producte (PDM: Product Data Management)</text:p>
        </text:list-item>
        <text:list-item>
          <text:p text:style-name="P11">Configuració de productes a mida</text:p>
        </text:list-item>
        <text:list-item>
          <text:p text:style-name="P11">Gestió de relacions amb els clients (CRM: Customer Relationship Management)</text:p>
        </text:list-item>
        <text:list-item>
          <text:p text:style-name="P11">Controls de planta i de magatzems</text:p>
        </text:list-item>
        <text:list-item>
          <text:p text:style-name="P11">Seguretat, Plans de Continuitat i Plans de Contingència</text:p>
        </text:list-item>
      </text:list>
      <text:p text:style-name="Standard"/>
      <text:p text:style-name="Standard">És important saber que no tots els treballadors accedeixen a una eina ERP d'igual manera. </text:p>
      <text:list xml:id="list8548854930115235060" text:style-name="L3">
        <text:list-item>
          <text:p text:style-name="P12">El més probable és que el gerent de la empresa tingui el rol de supervisar el funcionament global de la empresa, podent accedir a tots els mòduls del sistema. </text:p>
        </text:list-item>
        <text:list-item>
          <text:p text:style-name="P12">Un administratiu, que s'encarrega de les nòmines, només hauria de tenir accés al mòdul que dona accés a les nómines i a la comptabilitat. </text:p>
        </text:list-item>
        <text:list-item>
          <text:p text:style-name="P12">Un empleat que s'encarrega dels lliuraments per la ciutat només necessitarà accés als magatzems, stocks i al mòdul de distribució geográfica.</text:p>
        </text:list-item>
      </text:list>
      <text:p text:style-name="Standard"/>
      <text:p text:style-name="Standard">Com es pot intuir, un ERP pot ser una aplicació tremendament complexa, amb molts mòduls personalitzats i amb un conjunt de rols i permisos adaptats a la manera que té de funcionar cada empresa. </text:p>
      <text:p text:style-name="Standard">Per tant, un ERP serà una eina de gestió empresarial amb les característiques principals de:</text:p>
      <text:list xml:id="list473162757052435415" text:style-name="L4">
        <text:list-item>
          <text:p text:style-name="P13">modularitat dels seus sistemes</text:p>
        </text:list-item>
        <text:list-item>
          <text:p text:style-name="P13">adaptabilitat als entorns empresarials més diversos</text:p>
        </text:list-item>
      </text:list>
      <text:p text:style-name="Standard"><text:s/></text:p>
      <text:p text:style-name="Standard"/>
      <text:h text:style-name="P25" text:outline-level="1">3. Implantació d'un ERP</text:h>
      <text:p text:style-name="Standard">Instal·lar i configurar un ERP requereix de moltíssim coneixement intern de la pròpia empresa. </text:p>
      <text:p text:style-name="Standard">Però aquest cost temporal i econòmic es veurà ampliament recompensat perquè permet obtenir un seguiment integre de la empresa una vegada implantat. </text:p>
      <text:p text:style-name="Standard"/>
      <text:p text:style-name="Standard">Principalment s'aconsegueixen les següents <text:span text:style-name="T1">avantatges</text:span>:</text:p>
      <text:list xml:id="list843840532324323107" text:style-name="L5">
        <text:list-item>
          <text:p text:style-name="P14">Detecció de punts febles en la gestió empresarial</text:p>
        </text:list-item>
        <text:list-item>
          <text:p text:style-name="P14">Optimització dels processos que es desenvolupen a la empresa</text:p>
        </text:list-item>
        <text:list-item>
          <text:p text:style-name="P14">Informació centralitzada, actualitzada i coherent amb els processos interns que s'executen a cada moment.</text:p>
        </text:list-item>
        <text:list-item>
          <text:p text:style-name="P14">Accés a tota la informació de la empresa de manera modular i basada en rols.</text:p>
        </text:list-item>
        <text:list-item>
          <text:p text:style-name="P14">Compartició de la informació rellevant per cadascú dels processos que el requereixin.</text:p>
        </text:list-item>
        <text:list-item>
          <text:p text:style-name="P14">Reducció dels costos associats i reducció dels temps</text:p>
        </text:list-item>
        <text:list-item>
          <text:p text:style-name="P14">Anàlisi de l'estat de l'empresa des de una visió global.</text:p>
        </text:list-item>
      </text:list>
      <text:p text:style-name="Standard"/>
      <text:p text:style-name="Standard">També hi han alguns <text:span text:style-name="T1">inconvenients</text:span> que s'han d'analitzar abans d'integrar un ERP a la empresa:</text:p>
      <text:list xml:id="list2034105945024509384" text:style-name="L6">
        <text:list-item>
          <text:p text:style-name="P15">És necessari tenir integrat en els costos d'implantació, els recursos necessaris per formar a cada treballador i el seu reciclatge continu.</text:p>
        </text:list-item>
        <text:list-item>
          <text:p text:style-name="P15">S'han d'identificar perfectament els rols de cadascú dels treballadors que operen amb l'ERP. L'assignació correcta de permisos evitarà la propagació d'errors i les fugides de dades.</text:p>
        </text:list-item>
        <text:list-item>
          <text:p text:style-name="P15">La instal·lació i posada en marxa d'un sistema ERP es costosa econòmicament i en temps.</text:p>
        </text:list-item>
        <text:list-item>
          <text:p text:style-name="P15">L'accés a recursos centralitzats pot veure's com un "coll d'ampolla". L'ERP ha de dimensionar-se per evitar que les bases de dades siguin un punt de fallida crític.</text:p>
        </text:list-item>
        <text:list-item>
          <text:p text:style-name="P15">Cal identificar els processos que utilitzin dades comunes de manera concurrent. No cal deixar que es "corrompin" amb valors antics o inexactes amb l'estat actual de la empresa.</text:p>
        </text:list-item>
        <text:list-item>
          <text:p text:style-name="P15">Possiblement els programes antics de gestió siguin incompatibles amb els models de dades de l'ERP.</text:p>
        </text:list-item>
        <text:list-item>
          <text:p text:style-name="P15">Si la empresa és gran, el fet de compartir informació entre departaments pot resultar contraproduent.</text:p>
        </text:list-item>
      </text:list>
      <text:p text:style-name="Standard"/>
      <text:p text:style-name="Standard">De vegades el cost d'implantar-lo a mida encareix la propia implantació per la qual cosa es recomana intentar adaptar els processos de la empresa a configuracions predeterminades de la eina ERP. </text:p>
      <text:p text:style-name="Standard">Tot i que les avantatges son purament econòmiques, cal analitzar quins canvis en els procediments de treball que tenen automatitzats els propis empleats poden determinar l'éxit o el fracàs de la implantació. Una política de transparència, informació i recepció de temors d'aquests empleats als gestors de la empresa pot resultar tremendament positiva, implicant de manera proactiva a tots els empleats en un canvi tan radical en la propia concepció de la informació i el seu tractament en la empresa.</text:p>
      <text:p text:style-name="Standard"/>
      <text:p text:style-name="Standard">A l'hora de triar un sistema de gestió empresarial ERP, s'ha d'analitzar les diferents solucions existents al mercat. Als últims anys el teixit empresarial dedicat als ERP ha crescut, podent adaptar els mòduls a models empresarials tan diferents com l'administració pública, sistemes de telecomunicacions, centres sanitaris, construcció, serveis energètics, etc. </text:p>
      <text:p text:style-name="Standard"/>
      <text:p text:style-name="Standard"><text:span text:style-name="T7">Com a </text:span><text:span text:style-name="T2">exemple d'ERP propietari</text:span><text:span text:style-name="T7">, un</text:span> <text:span text:style-name="T7">molt famós </text:span>avui dia és SAP <text:span text:style-name="T7">de l'empresa SAP AG </text:span>amb una quota de mercat al voltant del 30%. Altres proveïdors comercials son Oracle E-Business Suite, Sage Logic Class/ERP X3 o Microsoft Dynamics - <text:span text:style-name="T7">Navision</text:span>.</text:p>
      <text:p text:style-name="Standard"/>
      <text:p text:style-name="Standard">Altres corporacions diferents a les comentades anteriorment també han vist als ERP el model ideal per incrementar la seva productivitat. El principal inconvenient d'aquestes petites empreses és que <text:soft-page-break/>no poden assumir una implantació a mida de tota la seva organització per motius econòmics. Tot i que és possible accedir a ERP comercials genèrics de cost econòmic més reduït, aquestes petites empreses van començar a analitzar les alternatives obertes (Open<text:span text:style-name="T6">S</text:span>ource). Efectivament el mon del software lliure també té eines ERP que no tenen res a envejar a les més completes de les comercials. </text:p>
      <text:p text:style-name="Standard"/>
      <text:p text:style-name="Standard"/>
      <text:p text:style-name="Standard">Com a exemples d'<text:span text:style-name="T1">ERP OpenSource</text:span> podem nomenar les següents:</text:p>
      <text:p text:style-name="Standard"/>
      <text:list xml:id="list1003598449386700407" text:style-name="L7">
        <text:list-item>
          <text:p text:style-name="P16">OpenBravo ( <text:a xlink:type="simple" xlink:href="http://www.openbravo.com/" text:style-name="Internet_20_link" text:visited-style-name="Visited_20_Internet_20_Link">http://www.openbravo.com</text:a> ): <text:span text:style-name="T7">é</text:span>s un ERP basat en software lliure que permet accedir a les seves funcionalitats a través d'un navigador via Internet, amb una parametrització basada en necessitats (quasi sense programació), i el cost del qual és molt reduït integrant una implantació "en el núvol" o en servidors propis de la empresa(ja siguin Windows o Linux).</text:p>
        </text:list-item>
        <text:list-item>
          <text:p text:style-name="P17"><text:span text:style-name="T8">Odoo (antic </text:span>OpenERP<text:span text:style-name="T8">)</text:span> ( <text:a xlink:type="simple" xlink:href="https://www.odoo.com/es_ES/" text:style-name="Internet_20_link" text:visited-style-name="Visited_20_Internet_20_Link"><text:span text:style-name="T8">https://www.odoo.com/es_ES/</text:span></text:a> ): És un sistema molt modular que permet començar amb una versió molt simple i anar afegint mòduls a mida que l'usuari els vagi necessitant. La seva flexibilitat es referenciada a causa de que la seva configuració es pot realitzar mitjançant una interfície gràfica intuitiva i senzilla.</text:p>
          <text:p text:style-name="P16"/>
          <text:p text:style-name="P16"/>
        </text:list-item>
      </text:list>
      <text:p text:style-name="Standard">La elecció d'un ERP comercial o OpenSource dependrà de molts factors. Si bé és cert que els sistemes comercials ofereixen un suport continu de l'aplicació, s'han d'analitzar fredament tots els costos d'adaptació, garantíes, renovació de manteniments, etc. No hi ha pitjor error que triar un ERP i adonar-se que realitza moltes funcions tret la que realment es necessita. Per això normalment es recomana a les petites empreses que triin aquell que s'adapti a la majoria de les seves necessitats sense que els penalitzi amb càrregues burocràtiques elevades pels procediments implantats.</text:p>
      <text:p text:style-name="Standard"/>
      <text:p text:style-name="Standard"/>
      <text:p text:style-name="Standard"><text:a xlink:type="simple" xlink:href="http://www.openerpsite.com/erp-openerp-modulos/metodologia-y-tecnologia" text:style-name="Internet_20_link" text:visited-style-name="Visited_20_Internet_20_Link"/></text:p>
      <text:p text:style-name="Standard"/>
      <text:p text:style-name="P4"/>
      <table:table table:name="Taula1" table:style-name="Taula1">
        <table:table-column table:style-name="Taula1.A"/>
        <table:table-row>
          <table:table-cell table:style-name="Taula1.A1" office:value-type="string">
            <text:p text:style-name="P1"><text:span text:style-name="T8">Dels</text:span> sistemes ERP dels nomenats anteriorment <text:span text:style-name="T8">triar-ne 2 </text:span>(comercials o OpenSource) i documentar-se indicant en una taula: </text:p>
            <text:list xml:id="list7558997880568059363" text:style-name="L8">
              <text:list-item>
                <text:p text:style-name="P18">Quins mòduls té cadascú</text:p>
              </text:list-item>
              <text:list-item>
                <text:p text:style-name="P18">Quin<text:span text:style-name="T3">s requisits té cadascú</text:span></text:p>
              </text:list-item>
              <text:list-item>
                <text:p text:style-name="P19">El seu cost (cas que siguin comercials)</text:p>
              </text:list-item>
            </text:list>
            <text:list xml:id="list7855451777507287132" text:style-name="L9">
              <text:list-header>
                <text:p text:style-name="P7"/>
              </text:list-header>
            </text:list>
          </table:table-cell>
        </table:table-row>
      </table:table>
      <text:p text:style-name="Text_20_body"/>
      <text:p text:style-name="Standard"/>
      <text:p text:style-name="Standard"/>
      <text:p text:style-name="Standard"/>
      <text:p text:style-name="Standard"/>
      <text:h text:style-name="P25" text:outline-level="1">4. Seguretat</text:h>
      <text:p text:style-name="Standard">En tot entorn empresarial que hagi informatitzat els seus processos, ha d'existir un sistema que permeti conservar i mantenir les dades de manera integra al llarg de la seva vida útil. Per tant, s'ha d'evitar que es produeixin una serie de riscos que comprometin la estabilitat del sistema i la propia continuitat del negoci empresarial.</text:p>
      <text:p text:style-name="Standard"/>
      <text:p text:style-name="Standard">Per augmentar la seguretat dels sistemes s'han d'analitzar els riscos als que pot estar sotmés el nostre entorn informàtic. Per això, es poden classificar els seus riscos d'aquesta manera:</text:p>
      <text:list xml:id="list3790623517459455387" text:style-name="L10">
        <text:list-item>
          <text:p text:style-name="P20"><text:span text:style-name="T1">Riscos físics</text:span>: son aquells que poden succeïr quan fallen alguns components electrònics del nostre sistema informàtic. Fallades com el trencament de discs durs, memòries, poden ser els més habituals. Les causes per les quals poden fallar son molt diverses com la fi de la seva vida útil i les agressions externes (altes temperatures de la sala, incendis, inundacions, explosions o fins i tot robatori de components).</text:p>
        </text:list-item>
        <text:list-item>
          <text:p text:style-name="P20"><text:span text:style-name="T1">Riscos lògics</text:span>: son aquells que poden succeir quan hi ha una política inadequada d'autenticació en els sistemes informàtics, accessos no autoritzats, bugs i errors en el sistema operatiu o en el software utilitzat, intrusions externes a traves de la xarxa o la instal·lació de software incompatibles o que tinguin una funcionalitat oculta(troià) que limiti el correcte funcionament del sistema informàtic.</text:p>
        </text:list-item>
      </text:list>
      <text:p text:style-name="Standard"/>
      <text:p text:style-name="Standard">Una correcta gestió dels riscos als que pot estar sotmés un sistema informàtic permet mantenir una continuitat de la línia de negoci davant qualsevol contingència que ocorri. Per això fer la identificació de riscos al llarg de tot el període útil del sistema informàtic.</text:p>
      <text:p text:style-name="Standard"/>
      <text:p text:style-name="Standard">Davant els riscos físics, s'han d'ubicar els sistemes informàtics en habitacions acondicionades per la seva funció. Han d'estar climatitzades per evitar el sobreescalfament dels sistemes. No han d'estar en les parts baixes d'un edifici o si ho estan, que una inundació no pugui limitar la seva utilització. Ha de constar de sistemes de detecció contra incendis, amb mesures preventives i correctives. El control d'accés a la sala ha d'estar regulat i protegit per evitar robatoris i furts de material. I per sobre de tot, una política de còpies de seguretat que permeti salvaguardar les dades importants davant una catástrofe no contemplada.</text:p>
      <text:p text:style-name="Standard"/>
      <text:p text:style-name="Standard">En l'àmbit dels ERP, les dades que emmagatzemen les bases de dades haurien de ser la font principal de preocupació. Una política de seguretat que permeti emmagatzemar-les en altres ubicacions diferents a l'edifici de la empresa permetrà restaurar el sistema en qualsevol altre lloc amb les dades salvades fins aquell moment.</text:p>
      <text:p text:style-name="Standard"/>
      <text:p text:style-name="Standard">Exemples de catàstrofes:</text:p>
      <text:p text:style-name="Standard"/>
      <text:list xml:id="list4101860555577563288" text:style-name="L11">
        <text:list-item>
          <text:p text:style-name="P21">2005: incendi a l'edifici Windsor a Madrid</text:p>
        </text:list-item>
        <text:list-item>
          <text:p text:style-name="P21">2001: atac terrorista a les torres bessones a Nova York</text:p>
        </text:list-item>
      </text:list>
      <text:p text:style-name="Standard"/>
      <text:p text:style-name="Standard">en ambdos casos tot i ser catastrofes poc previsibles, algunes empreses de dins que emmagatzemaven els seus backups al mateix edifici van haver de tancar.</text:p>
      <text:p text:style-name="P2"/>
      <text:p text:style-name="P2"/>
      <text:p text:style-name="P2"/>
      <text:p text:style-name="P2"/>
      <text:p text:style-name="P2"/>
      <text:p text:style-name="P2"/>
      <text:p text:style-name="P2"/>
      <table:table table:name="Taula2" table:style-name="Taula2">
        <table:table-column table:style-name="Taula2.A"/>
        <text:soft-page-break/>
        <table:table-row>
          <table:table-cell table:style-name="Taula2.A1" office:value-type="string">
            <text:p text:style-name="P1">Exercicis seguretat:</text:p>
            <text:p text:style-name="P1"/>
            <text:list xml:id="list153402368172264" text:continue-list="list7558997880568059363" text:style-name="L8">
              <text:list-item>
                <text:p text:style-name="P18">Realitzar una taula on s'indiquin 5 riscos físics i altres 5 lògics.</text:p>
              </text:list-item>
            </text:list>
            <table:table table:name="Taula5" table:style-name="Taula5">
              <table:table-column table:style-name="Taula5.A"/>
              <table:table-column table:style-name="Taula5.B"/>
              <table:table-header-rows>
                <table:table-row>
                  <table:table-cell table:style-name="Taula5.A1" office:value-type="string">
                    <text:p text:style-name="P5">Risc Físic</text:p>
                  </table:table-cell>
                  <table:table-cell table:style-name="Taula5.B1" office:value-type="string">
                    <text:p text:style-name="P5">Com evitar/minimitzar</text:p>
                  </table:table-cell>
                </table:table-row>
              </table:table-header-rows>
              <table:table-row>
                <table:table-cell table:style-name="Taula5.A2" office:value-type="string">
                  <text:p text:style-name="P6"/>
                </table:table-cell>
                <table:table-cell table:style-name="Taula5.B2" office:value-type="string">
                  <text:p text:style-name="P6"/>
                </table:table-cell>
              </table:table-row>
              <table:table-row>
                <table:table-cell table:style-name="Taula5.A2" office:value-type="string">
                  <text:p text:style-name="P6"/>
                </table:table-cell>
                <table:table-cell table:style-name="Taula5.B2" office:value-type="string">
                  <text:p text:style-name="P6"/>
                </table:table-cell>
              </table:table-row>
              <table:table-row>
                <table:table-cell table:style-name="Taula5.A2" office:value-type="string">
                  <text:p text:style-name="P6"/>
                </table:table-cell>
                <table:table-cell table:style-name="Taula5.B2" office:value-type="string">
                  <text:p text:style-name="P6"/>
                </table:table-cell>
              </table:table-row>
              <table:table-row>
                <table:table-cell table:style-name="Taula5.A2" office:value-type="string">
                  <text:p text:style-name="P6"/>
                </table:table-cell>
                <table:table-cell table:style-name="Taula5.B2" office:value-type="string">
                  <text:p text:style-name="P6"/>
                </table:table-cell>
              </table:table-row>
              <table:table-row>
                <table:table-cell table:style-name="Taula5.A2" office:value-type="string">
                  <text:p text:style-name="P6"/>
                </table:table-cell>
                <table:table-cell table:style-name="Taula5.B2" office:value-type="string">
                  <text:p text:style-name="P6"/>
                </table:table-cell>
              </table:table-row>
            </table:table>
            <text:list xml:id="list153402370189266" text:continue-numbering="true" text:style-name="L8">
              <text:list-header>
                <text:p text:style-name="P18"/>
              </text:list-header>
            </text:list>
            <table:table table:name="Taula6" table:style-name="Taula6">
              <table:table-column table:style-name="Taula6.A"/>
              <table:table-column table:style-name="Taula6.B"/>
              <table:table-header-rows>
                <table:table-row>
                  <table:table-cell table:style-name="Taula6.A1" office:value-type="string">
                    <text:p text:style-name="P5">Risc Lògic</text:p>
                  </table:table-cell>
                  <table:table-cell table:style-name="Taula6.B1" office:value-type="string">
                    <text:p text:style-name="P5">Com evitar/minimitzar</text:p>
                  </table:table-cell>
                </table:table-row>
              </table:table-header-rows>
              <table:table-row>
                <table:table-cell table:style-name="Taula6.A2" office:value-type="string">
                  <text:p text:style-name="P6"/>
                </table:table-cell>
                <table:table-cell table:style-name="Taula6.B2" office:value-type="string">
                  <text:p text:style-name="P6"/>
                </table:table-cell>
              </table:table-row>
              <table:table-row>
                <table:table-cell table:style-name="Taula6.A2" office:value-type="string">
                  <text:p text:style-name="P6"/>
                </table:table-cell>
                <table:table-cell table:style-name="Taula6.B2" office:value-type="string">
                  <text:p text:style-name="P6"/>
                </table:table-cell>
              </table:table-row>
              <table:table-row>
                <table:table-cell table:style-name="Taula6.A2" office:value-type="string">
                  <text:p text:style-name="P6"/>
                </table:table-cell>
                <table:table-cell table:style-name="Taula6.B2" office:value-type="string">
                  <text:p text:style-name="P6"/>
                </table:table-cell>
              </table:table-row>
              <table:table-row>
                <table:table-cell table:style-name="Taula6.A2" office:value-type="string">
                  <text:p text:style-name="P6"/>
                </table:table-cell>
                <table:table-cell table:style-name="Taula6.B2" office:value-type="string">
                  <text:p text:style-name="P6"/>
                </table:table-cell>
              </table:table-row>
              <table:table-row>
                <table:table-cell table:style-name="Taula6.A2" office:value-type="string">
                  <text:p text:style-name="P6"/>
                </table:table-cell>
                <table:table-cell table:style-name="Taula6.B2" office:value-type="string">
                  <text:p text:style-name="P6"/>
                </table:table-cell>
              </table:table-row>
            </table:table>
            <text:p text:style-name="P1"/>
            <text:list xml:id="list153402372174678" text:continue-numbering="true" text:style-name="L8">
              <text:list-item>
                <text:p text:style-name="P19">Completar la taula amb les accions que es poden realitzar per tal d'evitar-los, o cas que no fossin evitables minimitzar-los. Fer a les taules anteriors.</text:p>
                <text:p text:style-name="P19"/>
              </text:list-item>
              <text:list-item>
                <text:p text:style-name="P19">Que és un pla de contingència?</text:p>
                <text:p text:style-name="P19">(podeu cercar informació a internet per tal de poder incloure aquí una explicació del que és)</text:p>
                <text:p text:style-name="P19"/>
              </text:list-item>
              <text:list-item>
                <text:p text:style-name="P19">Busqueu informació sobre l'incendi de l'edifici Windsor i les raons per les quals es va produir l'incendi.</text:p>
                <text:p text:style-name="P19">Causes:</text:p>
              </text:list-item>
            </text:list>
            <text:list xml:id="list7173020740281659338" text:style-name="L12">
              <text:list-header>
                <text:p text:style-name="P8"/>
              </text:list-header>
            </text:list>
          </table:table-cell>
        </table:table-row>
      </table:table>
      <text:p text:style-name="Text_20_body"/>
      <text:p text:style-name="Standard"/>
      <text:h text:style-name="P25" text:outline-level="1">5. Importació i exportació d'informació</text:h>
      <text:p text:style-name="Standard"><text:span text:style-name="T4">L'emmagatzemament d'informació empresarial en un ERP permet tenir de forma centralitzada tota la lògica de negoci</text:span>. Una vegada establertes la instal·lació i les polítiques de seguretat, els usuaris han d'utilitzar aquest sistema i no pas el sistema anterior per mantenir la coherència de les dades i la continuitat del negoci. En alguns moments caldrà realitzar informes sobre nòmines o facturació per exemple, per la qual cosa <text:span text:style-name="T4">el propi ERP haurà de proporcionar aquestes dades de manera fàcil i senzilla a través de formularis predefinits</text:span>.</text:p>
      <text:p text:style-name="Standard"/>
      <text:p text:style-name="Standard">Però <text:span text:style-name="T4">pot donar-se el cas de que no hi hagi un formulari concret que mostri el que l'usuari necessita puntualment</text:span>. Això pot succeïr quan s'informatitza tot un sistema amb un ERP i es prové d'un sistema anterior que funcionava de forma manual. Els gerents en aquests casos veuen que el sistema pot proporcionar qualsevol informació per optimitzar els recursos empresarials i sol·liciten als usuaris d'ERP aquesta informació(si ells mateixos no la poden obtenir pels seus permisos). Si l'esmentat formulari d'extracció d'informació no existeix, podrà desencantar als gerents amb el sistema implantat. Potser el conjunt de mòduls contractats o actius en aquell moment no permeten aquestes consultes.</text:p>
      <text:p text:style-name="Standard"/>
      <text:p text:style-name="Standard">Per solucionar aquest problema sempre <text:span text:style-name="T4">es poden generar formularis nous que consultin a les bases de dades del sistema ERP el necessari per generar l'informe sol·licitat</text:span>. La creació de nous formularis sembla doncs fonamental per flexibilitzar l'accés i extracció d'informació empresarial.</text:p>
      <text:p text:style-name="Standard"/>
      <text:p text:style-name="Standard">No tots els sistemes ERP tenen la mateixa forma de generar formularis i resultaria massa extens indicar aquí com realitzar-lo per cada ERP concret. Per això anem a indicar una serie de tècniques d'extracció d'informació que poden resultar independents del sistem ERP implantat. </text:p>
      <text:p text:style-name="Standard">Les<text:span text:style-name="T4"> formes d'extracció d'informació </text:span>poden ser:</text:p>
      <text:list xml:id="list6290988008386076795" text:style-name="L13">
        <text:list-item>
          <text:p text:style-name="P22">Conectors (importació/exportació)</text:p>
        </text:list-item>
        <text:list-item>
          <text:p text:style-name="P22">Exportació a documents ofimàtics</text:p>
        </text:list-item>
        <text:list-item>
          <text:p text:style-name="P22">Importació/exportació en fitxers XML</text:p>
        </text:list-item>
        <text:list-item>
          <text:p text:style-name="P22">Importació/exportació en fitxers CSV</text:p>
        </text:list-item>
      </text:list>
      <text:p text:style-name="Standard"/>
      <text:p text:style-name="Standard">Els connectors son petits mòduls software que permeten accedir a les bases de dades dels sistemes ERP. Depenent del ERP que s'utilitzi, la programació d'aquests connectors es realitzarà en un llenguatge de programació com per exemple C/C++, Python, Shell, Java, etc. <text:span text:style-name="T4">La creació d'un connector requereix d'experiència en l'esmentat llenguatge de programació i</text:span> , sobre tot, <text:span text:style-name="T4">coneixement de l'arquitectura i estructura del propi ERP</text:span>. Com sembla obvi, un conector que es desenvolupi per un ERP no té perquè funcionar en un altre ERP diferent però la programació "ad-hoc" del connector que es necessita permetrà ser més agils a l'hora de generar documentació no contemplada a la implantació inicial. A més, permet adaptar el sistema ERP en qualsevol moment a les noves necessitats.</text:p>
      <text:p text:style-name="Standard"/>
      <text:p text:style-name="Standard">Cal destacar que si un petit connector programat per un usuari de l'ERP es publica com OpenSource, qualsevol usuari d'altres empreses que utilitzin el mateix ERP prodría utilitzar-lo. Això genera un corrent molt positiu on les necessitats d'uns poden ser cobertes amb les necessitats d'altres. El cost podria ser cero. D'aquesta manera uns i altres es poden beneficiar d'un moviment com pot ser el OpenSource.</text:p>
      <text:p text:style-name="Standard"/>
      <text:p text:style-name="Standard">En relació a la <text:span text:style-name="T4">exportació a documents ofimàtics</text:span>, tot <text:span text:style-name="T4">dependrà de l'ERP concret implantat i si té aquesta característica</text:span> d'exportació d'informació. Molts d'ells permeten, a parti d'un formulari d'ERP, generar un document tipus processador de texts que conté l'informe sol·licitat. Si l'informe que es vol obtenir no és complert, sempre es pot partir d'un parcial i manualment completar-lo amb les dades que no exporta inicialment. <text:span text:style-name="T4">També es poden sol·licitar dades en brut</text:span> , tal i com es faria amb <text:soft-page-break/>una base de dades normal, <text:span text:style-name="T4">generant</text:span> un document tipus <text:span text:style-name="T4">fulla de càlcul</text:span> on treballar posteriorment per extreure la informació buscada.</text:p>
      <text:p text:style-name="Standard"/>
      <text:p text:style-name="Standard"/>
      <text:p text:style-name="Standard">En els últims temps els sistemes <text:span text:style-name="T4">ERP solen utilitzar importadors</text:span> d'altres sistemes ERP per fer una transició més senzilla. Aquests <text:span text:style-name="T4">importadors solen fer una conversió prèvia a XML on reconèixer entitats i atributs que li son coneguts</text:span>. A la fi la estructura de la informació a emmagatzemar en una nòmina o en una factura sol ser molt similar d'un sistema ERP a un altre. Si el sistema ERP pot importar i exportar a XML res no impedeix utilitzar aquestes dades exportats per generar una fulla XSL, i aplicar les transformacions necessàries per obtenir la informació requerida.</text:p>
      <text:p text:style-name="Standard"/>
      <text:p text:style-name="Standard">Parlant de l'<text:span text:style-name="T4">exportació CSV (Comma-Separated Value), fou ampliament utilitzada en anys anteriors</text:span>. Qualsevol <text:span text:style-name="T4">fitxer CSV podrà ser llegit simplement amb una fulla de càlcul</text:span>. A partir d'allà, el simple coneixement de creació de fòrmules o scripts podria facilitar la extracció de la informació que inicialment no ens permet extreure un formulari predeterminat del ERP.</text:p>
      <text:p text:style-name="Standard"/>
      <text:p text:style-name="Standard">A mode d'exemple, OpenERP permet la exportació de dades i informes mitjançant fulles de càlcul i CSV. A més permet els següents mètodes:</text:p>
      <text:list xml:id="list749019020388429985" text:style-name="L14">
        <text:list-item>
          <text:p text:style-name="P23"><text:span text:style-name="T4">Modificació dels fitxers "RML"</text:span>:Aquests fitxers contenen un informe que pot extreure informació del sistema ERP. Si coneixem el fitxer RML que més s'apropa al que es vol obtenir, el simple canvi podria generar un nou informe acord a les nostres necessitats. Per això es necessiten alts coneixements de programació i de la estructura del fitxer però és el que ofereix millors resultats i permet modelar el ERP al que es vulgui en cada moment.</text:p>
          <text:p text:style-name="P23">Exemples de fitxers RML: <text:a xlink:type="simple" xlink:href="http://www.reportlab.com/software/documentation/rml-samples/" text:style-name="Internet_20_link" text:visited-style-name="Visited_20_Internet_20_Link">http://www.reportlab.com/software/documentation/rml-samples/</text:a></text:p>
          <text:p text:style-name="P23"/>
        </text:list-item>
        <text:list-item>
          <text:p text:style-name="P23"><text:span text:style-name="T4">Modificació dels fitxers "SXW"</text:span> que s'utilitzen per generar els informes. Si els canvis son mínims com els estils del document, formats, colors, negretas, etc. aquesta plantilla OpenOffice es pot modificar mostrant resultats de manera transparent pel usuari. Es necessita tenir coneixements de l'eina ofimàtica OpenOffice i del mòdul ERP que accedeix a aquest tipus de documents.</text:p>
          <text:p text:style-name="P23"/>
        </text:list-item>
        <text:list-item>
          <text:p text:style-name="P23"><text:span text:style-name="T4">Utilització d'eines de generació d'informes</text:span> tipus Jasper/ireports. Es una eina que permet definir informes nous a mida mitjançant una interfície gràfica bastant intuitiva. Es una eina similar a la comercial "Crystal Reports". Per poder utilitzar aquest gestor d'informes és necessari integrar un nou mòdul en OpenERP anomenat "jasper_reports".</text:p>
        </text:list-item>
      </text:list>
      <text:p text:style-name="Standard"/>
      <text:p text:style-name="Standard">Per finalitzar, de vegades un usuari necessita integrar part del sistema ERP amb algun mòdul que permeti utilitzar-lo conjuntament amb el correu electrònic. Una integració amb el gestor de correu permetrà, per exemple, definir plantilles d'enviament per cadascu dels clients per realitzar tasques de mailing adjuntant documentació personalitzada per cada enviament. Per fer això possible es requeririen 2 mòduls: un que s'instal·li en el propi ERP com un connector i un altre mòdul que s'instal·li en el gestor de correu electrònic que utilitza l'usuari que demana aquesta funcionalitat. Això requeriria que existís un mòdul, per exemple, per Thunderbird, Outlook, o fins i tot Gmail o Hotmail.</text:p>
      <text:p text:style-name="P4"/>
      <text:p text:style-name="P4"/>
      <text:p text:style-name="P4"/>
      <text:p text:style-name="P4"/>
      <text:p text:style-name="P4"/>
      <text:p text:style-name="P4"/>
      <table:table table:name="Taula3" table:style-name="Taula3">
        <table:table-column table:style-name="Taula3.A"/>
        <text:soft-page-break/>
        <table:table-row>
          <table:table-cell table:style-name="Taula3.A1" office:value-type="string">
            <text:p text:style-name="P1">Es proposa triar un dels ERP OpenSource esmentats anteriorment que permeten la utilització de les seves demos online a traves de la web.</text:p>
            <text:p text:style-name="P1">Una vegada triat el ERP, es demana identificar el següent:</text:p>
            <text:list xml:id="list153402382162038" text:continue-list="list153402372174678" text:style-name="L8">
              <text:list-item>
                <text:p text:style-name="P18">Els recursos hardware que son necessaris per la instal·lació del sistema ERP triat.</text:p>
              </text:list-item>
              <text:list-item>
                <text:p text:style-name="P19">Els mòduls que tenen actius en el seu portal web i la seva ubicació dins la interfície gràfica. Com a mínim, heu d'identificar els següents:</text:p>
                <text:list>
                  <text:list-item>
                    <text:p text:style-name="P19">Inventari/Logística</text:p>
                  </text:list-item>
                  <text:list-item>
                    <text:p text:style-name="P19">Vendes/Marketing</text:p>
                  </text:list-item>
                  <text:list-item>
                    <text:p text:style-name="P19">Producció</text:p>
                  </text:list-item>
                  <text:list-item>
                    <text:p text:style-name="P19">Recursos Humans</text:p>
                  </text:list-item>
                  <text:list-item>
                    <text:p text:style-name="P19">Finances</text:p>
                    <text:p text:style-name="P19"/>
                  </text:list-item>
                </text:list>
              </text:list-item>
              <text:list-item>
                <text:p text:style-name="P19">On es pot accedir als formularis on exportar informació de les bases de dades de l'ERP.</text:p>
              </text:list-item>
              <text:list-item>
                <text:p text:style-name="P19">On es donen d'alta els usuaris i on s'assignen permisos que poden utilitzar en el ERP.</text:p>
              </text:list-item>
              <text:list-item>
                <text:p text:style-name="P19">On es pot fer una copia de seguretat del sistema ERP.</text:p>
              </text:list-item>
            </text:list>
            <text:list xml:id="list6115700905176231476" text:style-name="L15">
              <text:list-header>
                <text:p text:style-name="P9"/>
              </text:list-header>
            </text:list>
          </table:table-cell>
        </table:table-row>
      </table:table>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S PGothic1" svg:font-family="'MS P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PGothic1"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2M22S</meta:editing-duration>
    <meta:editing-cycles>71</meta:editing-cycles>
    <meta:generator>LibreOffice/4.3.3.2$Windows_x86 LibreOffice_project/9bb7eadab57b6755b1265afa86e04bf45fbfc644</meta:generator>
    <dc:date>2016-05-19T15:34:02.162000000</dc:date>
    <meta:document-statistic meta:table-count="5" meta:image-count="0" meta:object-count="0" meta:page-count="10" meta:paragraph-count="136" meta:word-count="3331" meta:character-count="20917" meta:non-whitespace-character-count="17769"/>
    <meta:user-defined meta:name="Info 1"/>
    <meta:user-defined meta:name="Info 2"/>
    <meta:user-defined meta:name="Info 3"/>
    <meta:user-defined meta:name="Info 4"/>
  </office:meta>
</office:document-meta>
</file>